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83cm" svg:height="13.706cm" svg:x="6.189cm" svg:y="10.147cm">
            <draw:object draw:notify-on-update-of-ranges="Feuille1.A27:Feuille1.A27 Feuille1.A28:Feuille1.A77 Feuille1.B27:Feuille1.B27 Feuille1.B28:Feuille1.B77 Feuille1.A27:Feuille1.A27 Feuille1.A28:Feuille1.A77 Feuille1.C27:Feuille1.C27 Feuille1.C28:Feuille1.C7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Open Circuit Voltage</text:p>
          </table:table-cell>
          <table:table-cell office:value-type="string" calcext:value-type="string">
            <text:p>Voc</text:p>
          </table:table-cell>
          <table:table-cell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Max Power Point Voltage</text:p>
          </table:table-cell>
          <table:table-cell office:value-type="string" calcext:value-type="string">
            <text:p>Vmp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rt circuit Current</text:p>
          </table:table-cell>
          <table:table-cell office:value-type="string" calcext:value-type="string">
            <text:p>Isc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Max Power Point Current</text:p>
          </table:table-cell>
          <table:table-cell office:value-type="string" calcext:value-type="string">
            <text:p>Imp</text:p>
          </table:table-cell>
          <table:table-cell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Voltage Temp Coefficient 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Temp Coefficien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l Cell Operating Temperature</text:p>
          </table:table-cell>
          <table:table-cell office:value-type="string" calcext:value-type="string">
            <text:p>NCO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C Irradiance</text:p>
          </table:table-cell>
          <table:table-cell office:value-type="string" calcext:value-type="string">
            <text:p>Gref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/m2</text:p>
          </table:table-cell>
        </table:table-row>
        <table:table-row table:style-name="ro1">
          <table:table-cell office:value-type="string" calcext:value-type="string">
            <text:p>STC Temperature</text:p>
          </table:table-cell>
          <table:table-cell office:value-type="string" calcext:value-type="string">
            <text:p>Tref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Actual Irradiance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al Temperature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Temp</text:p>
          </table:table-cell>
          <table:table-cell table:formula="of:=[.C13]+([.C4]/[.C2])*([.C7]-[.C3])" office:value-type="float" office:value="0.3496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Voc</text:p>
          </table:table-cell>
          <table:table-cell table:formula="of:=[.C1]+[.C5]*([.B16]-[.C11])" office:value-type="float" office:value="4.8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Vmp</text:p>
          </table:table-cell>
          <table:table-cell table:formula="of:=[.C2]+[.C5]*([.B16]-[.C11])" office:value-type="float" office:value="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Isc</text:p>
          </table:table-cell>
          <table:table-cell table:formula="of:=[.C3]+[.C6]*([.B16]-[.C11])" office:value-type="float" office:value="0.04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aImp</text:p>
          </table:table-cell>
          <table:table-cell table:formula="of:=[.C4]+[.C6]*([.B16]-[.C11])" office:value-type="float" office:value="0.035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formula="of:=1-[.B20]/[.B19]" office:value-type="float" office:value="0.125" calcext:value-type="float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formula="of:=EXP(-([.B17]-[.B18])/[.B18]*[.B20]/([.B19]-[.B20]))" office:value-type="float" office:value="0.246596963941606" calcext:value-type="float">
            <text:p/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(v) = aIsc *(1 – C/D*e(V – aVoc)/aVmp * aImp/(aIsc – aImp) 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B$19]*(1-[.B$22]/[.B$23]*EXP([.A28]-[.B$17])/[.B$18]*[.B$20]/([.B$19]-[.B$20]))" office:value-type="float" office:value="0.0396772722852391" calcext:value-type="float">
            <text:p/>
          </table:table-cell>
          <table:table-cell table:formula="of:=[.A28]*[.B28]" office:value-type="float" office:value="0.00396772722852391" calcext:value-type="float">
            <text:p/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$19]*(1-[.B$22]/[.B$23]*EXP([.A29]-[.B$17])/[.B$18]*[.B$20]/([.B$19]-[.B$20]))" office:value-type="float" office:value="0.0396433307151893" calcext:value-type="float">
            <text:p/>
          </table:table-cell>
          <table:table-cell table:formula="of:=[.A29]*[.B29]" office:value-type="float" office:value="0.00792866614303786" calcext:value-type="float">
            <text:p/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B$19]*(1-[.B$22]/[.B$23]*EXP([.A30]-[.B$17])/[.B$18]*[.B$20]/([.B$19]-[.B$20]))" office:value-type="float" office:value="0.0396058194790564" calcext:value-type="float">
            <text:p/>
          </table:table-cell>
          <table:table-cell table:formula="of:=[.A30]*[.B30]" office:value-type="float" office:value="0.0118817458437169" calcext:value-type="float">
            <text:p/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$19]*(1-[.B$22]/[.B$23]*EXP([.A31]-[.B$17])/[.B$18]*[.B$20]/([.B$19]-[.B$20]))" office:value-type="float" office:value="0.0395643631517812" calcext:value-type="float">
            <text:p/>
          </table:table-cell>
          <table:table-cell table:formula="of:=[.A31]*[.B31]" office:value-type="float" office:value="0.0158257452607125" calcext:value-type="float">
            <text:p/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B$19]*(1-[.B$22]/[.B$23]*EXP([.A32]-[.B$17])/[.B$18]*[.B$20]/([.B$19]-[.B$20]))" office:value-type="float" office:value="0.0395185468245064" calcext:value-type="float">
            <text:p/>
          </table:table-cell>
          <table:table-cell table:formula="of:=[.A32]*[.B32]" office:value-type="float" office:value="0.0197592734122532" calcext:value-type="float">
            <text:p/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$19]*(1-[.B$22]/[.B$23]*EXP([.A33]-[.B$17])/[.B$18]*[.B$20]/([.B$19]-[.B$20]))" office:value-type="float" office:value="0.0394679119520293" calcext:value-type="float">
            <text:p/>
          </table:table-cell>
          <table:table-cell table:formula="of:=[.A33]*[.B33]" office:value-type="float" office:value="0.0236807471712176" calcext:value-type="float">
            <text:p/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B$19]*(1-[.B$22]/[.B$23]*EXP([.A34]-[.B$17])/[.B$18]*[.B$20]/([.B$19]-[.B$20]))" office:value-type="float" office:value="0.0394119517635272" calcext:value-type="float">
            <text:p/>
          </table:table-cell>
          <table:table-cell table:formula="of:=[.A34]*[.B34]" office:value-type="float" office:value="0.027588366234469" calcext:value-type="float">
            <text:p/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$19]*(1-[.B$22]/[.B$23]*EXP([.A35]-[.B$17])/[.B$18]*[.B$20]/([.B$19]-[.B$20]))" office:value-type="float" office:value="0.0393501061906246" calcext:value-type="float">
            <text:p/>
          </table:table-cell>
          <table:table-cell table:formula="of:=[.A35]*[.B35]" office:value-type="float" office:value="0.0314800849524997" calcext:value-type="float">
            <text:p/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B$19]*(1-[.B$22]/[.B$23]*EXP([.A36]-[.B$17])/[.B$18]*[.B$20]/([.B$19]-[.B$20]))" office:value-type="float" office:value="0.0392817562620409" calcext:value-type="float">
            <text:p/>
          </table:table-cell>
          <table:table-cell table:formula="of:=[.A36]*[.B36]" office:value-type="float" office:value="0.0353535806358368" calcext:value-type="float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9]*(1-[.B$22]/[.B$23]*EXP([.A37]-[.B$17])/[.B$18]*[.B$20]/([.B$19]-[.B$20]))" office:value-type="float" office:value="0.0392062179087176" calcext:value-type="float">
            <text:p/>
          </table:table-cell>
          <table:table-cell table:formula="of:=[.A37]*[.B37]" office:value-type="float" office:value="0.0392062179087176" calcext:value-type="float">
            <text:p/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B$19]*(1-[.B$22]/[.B$23]*EXP([.A38]-[.B$17])/[.B$18]*[.B$20]/([.B$19]-[.B$20]))" office:value-type="float" office:value="0.0391227351174255" calcext:value-type="float">
            <text:p/>
          </table:table-cell>
          <table:table-cell table:formula="of:=[.A38]*[.B38]" office:value-type="float" office:value="0.043035008629168" calcext:value-type="float">
            <text:p/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table:formula="of:=[.B$19]*(1-[.B$22]/[.B$23]*EXP([.A39]-[.B$17])/[.B$18]*[.B$20]/([.B$19]-[.B$20]))" office:value-type="float" office:value="0.0390304723643296" calcext:value-type="float">
            <text:p/>
          </table:table-cell>
          <table:table-cell table:formula="of:=[.A39]*[.B39]" office:value-type="float" office:value="0.0468365668371955" calcext:value-type="float">
            <text:p/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B$19]*(1-[.B$22]/[.B$23]*EXP([.A40]-[.B$17])/[.B$18]*[.B$20]/([.B$19]-[.B$20]))" office:value-type="float" office:value="0.0389285062527864" calcext:value-type="float">
            <text:p/>
          </table:table-cell>
          <table:table-cell table:formula="of:=[.A40]*[.B40]" office:value-type="float" office:value="0.0506070581286223" calcext:value-type="float">
            <text:p/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B$19]*(1-[.B$22]/[.B$23]*EXP([.A41]-[.B$17])/[.B$18]*[.B$20]/([.B$19]-[.B$20]))" office:value-type="float" office:value="0.0388158162716796" calcext:value-type="float">
            <text:p/>
          </table:table-cell>
          <table:table-cell table:formula="of:=[.A41]*[.B41]" office:value-type="float" office:value="0.0543421427803515" calcext:value-type="float">
            <text:p/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B$19]*(1-[.B$22]/[.B$23]*EXP([.A42]-[.B$17])/[.B$18]*[.B$20]/([.B$19]-[.B$20]))" office:value-type="float" office:value="0.0386912745818019" calcext:value-type="float">
            <text:p/>
          </table:table-cell>
          <table:table-cell table:formula="of:=[.A42]*[.B42]" office:value-type="float" office:value="0.0580369118727029" calcext:value-type="float">
            <text:p/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table:formula="of:=[.B$19]*(1-[.B$22]/[.B$23]*EXP([.A43]-[.B$17])/[.B$18]*[.B$20]/([.B$19]-[.B$20]))" office:value-type="float" office:value="0.0385536347280611" calcext:value-type="float">
            <text:p/>
          </table:table-cell>
          <table:table-cell table:formula="of:=[.A43]*[.B43]" office:value-type="float" office:value="0.0616858155648978" calcext:value-type="float">
            <text:p/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table:formula="of:=[.B$19]*(1-[.B$22]/[.B$23]*EXP([.A44]-[.B$17])/[.B$18]*[.B$20]/([.B$19]-[.B$20]))" office:value-type="float" office:value="0.0384015191645386" calcext:value-type="float">
            <text:p/>
          </table:table-cell>
          <table:table-cell table:formula="of:=[.A44]*[.B44]" office:value-type="float" office:value="0.0652825825797156" calcext:value-type="float">
            <text:p/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B$19]*(1-[.B$22]/[.B$23]*EXP([.A45]-[.B$17])/[.B$18]*[.B$20]/([.B$19]-[.B$20]))" office:value-type="float" office:value="0.0382334054675468" calcext:value-type="float">
            <text:p/>
          </table:table-cell>
          <table:table-cell table:formula="of:=[.A45]*[.B45]" office:value-type="float" office:value="0.0688201298415842" calcext:value-type="float">
            <text:p/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table:formula="of:=[.B$19]*(1-[.B$22]/[.B$23]*EXP([.A46]-[.B$17])/[.B$18]*[.B$20]/([.B$19]-[.B$20]))" office:value-type="float" office:value="0.0380476110987012" calcext:value-type="float">
            <text:p/>
          </table:table-cell>
          <table:table-cell table:formula="of:=[.A46]*[.B46]" office:value-type="float" office:value="0.0722904610875324" calcext:value-type="float">
            <text:p/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9]*(1-[.B$22]/[.B$23]*EXP([.A47]-[.B$17])/[.B$18]*[.B$20]/([.B$19]-[.B$20]))" office:value-type="float" office:value="0.0378422765655109" calcext:value-type="float">
            <text:p/>
          </table:table-cell>
          <table:table-cell table:formula="of:=[.A47]*[.B47]" office:value-type="float" office:value="0.0756845531310219" calcext:value-type="float">
            <text:p/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[.B$19]*(1-[.B$22]/[.B$23]*EXP([.A48]-[.B$17])/[.B$18]*[.B$20]/([.B$19]-[.B$20]))" office:value-type="float" office:value="0.0376153468109524" calcext:value-type="float">
            <text:p/>
          </table:table-cell>
          <table:table-cell table:formula="of:=[.A48]*[.B48]" office:value-type="float" office:value="0.078992228303" calcext:value-type="float">
            <text:p/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[.B$19]*(1-[.B$22]/[.B$23]*EXP([.A49]-[.B$17])/[.B$18]*[.B$20]/([.B$19]-[.B$20]))" office:value-type="float" office:value="0.0373645506457682" calcext:value-type="float">
            <text:p/>
          </table:table-cell>
          <table:table-cell table:formula="of:=[.A49]*[.B49]" office:value-type="float" office:value="0.0822020114206901" calcext:value-type="float">
            <text:p/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table:formula="of:=[.B$19]*(1-[.B$22]/[.B$23]*EXP([.A50]-[.B$17])/[.B$18]*[.B$20]/([.B$19]-[.B$20]))" office:value-type="float" office:value="0.0370873780176418" calcext:value-type="float">
            <text:p/>
          </table:table-cell>
          <table:table-cell table:formula="of:=[.A50]*[.B50]" office:value-type="float" office:value="0.0853009694405761" calcext:value-type="float">
            <text:p/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[.B$19]*(1-[.B$22]/[.B$23]*EXP([.A51]-[.B$17])/[.B$18]*[.B$20]/([.B$19]-[.B$20]))" office:value-type="float" office:value="0.0367810548897499" calcext:value-type="float">
            <text:p/>
          </table:table-cell>
          <table:table-cell table:formula="of:=[.A51]*[.B51]" office:value-type="float" office:value="0.0882745317353997" calcext:value-type="float">
            <text:p/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B$19]*(1-[.B$22]/[.B$23]*EXP([.A52]-[.B$17])/[.B$18]*[.B$20]/([.B$19]-[.B$20]))" office:value-type="float" office:value="0.0364425154772698" calcext:value-type="float">
            <text:p/>
          </table:table-cell>
          <table:table-cell table:formula="of:=[.A52]*[.B52]" office:value-type="float" office:value="0.0911062886931744" calcext:value-type="float">
            <text:p/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[.B$19]*(1-[.B$22]/[.B$23]*EXP([.A53]-[.B$17])/[.B$18]*[.B$20]/([.B$19]-[.B$20]))" office:value-type="float" office:value="0.0360683715639743" calcext:value-type="float">
            <text:p/>
          </table:table-cell>
          <table:table-cell table:formula="of:=[.A53]*[.B53]" office:value-type="float" office:value="0.0937777660663332" calcext:value-type="float">
            <text:p/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[.B$19]*(1-[.B$22]/[.B$23]*EXP([.A54]-[.B$17])/[.B$18]*[.B$20]/([.B$19]-[.B$20]))" office:value-type="float" office:value="0.0356548785918252" calcext:value-type="float">
            <text:p/>
          </table:table-cell>
          <table:table-cell table:formula="of:=[.A54]*[.B54]" office:value-type="float" office:value="0.0962681721979279" calcext:value-type="float">
            <text:p/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[.B$19]*(1-[.B$22]/[.B$23]*EXP([.A55]-[.B$17])/[.B$18]*[.B$20]/([.B$19]-[.B$20]))" office:value-type="float" office:value="0.0351978981841773" calcext:value-type="float">
            <text:p/>
          </table:table-cell>
          <table:table-cell table:formula="of:=[.A55]*[.B55]" office:value-type="float" office:value="0.0985541149156963" calcext:value-type="float">
            <text:p/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table:formula="of:=[.B$19]*(1-[.B$22]/[.B$23]*EXP([.A56]-[.B$17])/[.B$18]*[.B$20]/([.B$19]-[.B$20]))" office:value-type="float" office:value="0.0346928567275145" calcext:value-type="float">
            <text:p/>
          </table:table-cell>
          <table:table-cell table:formula="of:=[.A56]*[.B56]" office:value-type="float" office:value="0.100609284509792" calcext:value-type="float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9]*(1-[.B$22]/[.B$23]*EXP([.A57]-[.B$17])/[.B$18]*[.B$20]/([.B$19]-[.B$20]))" office:value-type="float" office:value="0.0341346995971882" calcext:value-type="float">
            <text:p/>
          </table:table-cell>
          <table:table-cell table:formula="of:=[.A57]*[.B57]" office:value-type="float" office:value="0.102404098791564" calcext:value-type="float">
            <text:p/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[.B$19]*(1-[.B$22]/[.B$23]*EXP([.A58]-[.B$17])/[.B$18]*[.B$20]/([.B$19]-[.B$20]))" office:value-type="float" office:value="0.033517840569035" calcext:value-type="float">
            <text:p/>
          </table:table-cell>
          <table:table-cell table:formula="of:=[.A58]*[.B58]" office:value-type="float" office:value="0.103905305764008" calcext:value-type="float">
            <text:p/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[.B$19]*(1-[.B$22]/[.B$23]*EXP([.A59]-[.B$17])/[.B$18]*[.B$20]/([.B$19]-[.B$20]))" office:value-type="float" office:value="0.0328361059105677" calcext:value-type="float">
            <text:p/>
          </table:table-cell>
          <table:table-cell table:formula="of:=[.A59]*[.B59]" office:value-type="float" office:value="0.105075538913817" calcext:value-type="float">
            <text:p/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[.B$19]*(1-[.B$22]/[.B$23]*EXP([.A60]-[.B$17])/[.B$18]*[.B$20]/([.B$19]-[.B$20]))" office:value-type="float" office:value="0.0320826725921853" calcext:value-type="float">
            <text:p/>
          </table:table-cell>
          <table:table-cell table:formula="of:=[.A60]*[.B60]" office:value-type="float" office:value="0.105872819554212" calcext:value-type="float">
            <text:p/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[.B$19]*(1-[.B$22]/[.B$23]*EXP([.A61]-[.B$17])/[.B$18]*[.B$20]/([.B$19]-[.B$20]))" office:value-type="float" office:value="0.03125" calcext:value-type="float">
            <text:p/>
          </table:table-cell>
          <table:table-cell table:formula="of:=[.A61]*[.B61]" office:value-type="float" office:value="0.10625" calcext:value-type="float">
            <text:p/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B$19]*(1-[.B$22]/[.B$23]*EXP([.A62]-[.B$17])/[.B$18]*[.B$20]/([.B$19]-[.B$20]))" office:value-type="float" office:value="0.0303297544668381" calcext:value-type="float">
            <text:p/>
          </table:table-cell>
          <table:table-cell table:formula="of:=[.A62]*[.B62]" office:value-type="float" office:value="0.106154140633933" calcext:value-type="float">
            <text:p/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[.B$19]*(1-[.B$22]/[.B$23]*EXP([.A63]-[.B$17])/[.B$18]*[.B$20]/([.B$19]-[.B$20]))" office:value-type="float" office:value="0.0293127258660985" calcext:value-type="float">
            <text:p/>
          </table:table-cell>
          <table:table-cell table:formula="of:=[.A63]*[.B63]" office:value-type="float" office:value="0.105525813117955" calcext:value-type="float">
            <text:p/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[.B$19]*(1-[.B$22]/[.B$23]*EXP([.A64]-[.B$17])/[.B$18]*[.B$20]/([.B$19]-[.B$20]))" office:value-type="float" office:value="0.02818873543371" calcext:value-type="float">
            <text:p/>
          </table:table-cell>
          <table:table-cell table:formula="of:=[.A64]*[.B64]" office:value-type="float" office:value="0.104298321104727" calcext:value-type="float">
            <text:p/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[.B$19]*(1-[.B$22]/[.B$23]*EXP([.A65]-[.B$17])/[.B$18]*[.B$20]/([.B$19]-[.B$20]))" office:value-type="float" office:value="0.0269465338956389" calcext:value-type="float">
            <text:p/>
          </table:table-cell>
          <table:table-cell table:formula="of:=[.A65]*[.B65]" office:value-type="float" office:value="0.102396828803428" calcext:value-type="float">
            <text:p/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[.B$19]*(1-[.B$22]/[.B$23]*EXP([.A66]-[.B$17])/[.B$18]*[.B$20]/([.B$19]-[.B$20]))" office:value-type="float" office:value="0.0255736888813739" calcext:value-type="float">
            <text:p/>
          </table:table-cell>
          <table:table-cell table:formula="of:=[.A66]*[.B66]" office:value-type="float" office:value="0.0997373866373581" calcext:value-type="float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9]*(1-[.B$22]/[.B$23]*EXP([.A67]-[.B$17])/[.B$18]*[.B$20]/([.B$19]-[.B$20]))" office:value-type="float" office:value="0.024056460496583" calcext:value-type="float">
            <text:p/>
          </table:table-cell>
          <table:table-cell table:formula="of:=[.A67]*[.B67]" office:value-type="float" office:value="0.0962258419863322" calcext:value-type="float">
            <text:p/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[.B$19]*(1-[.B$22]/[.B$23]*EXP([.A68]-[.B$17])/[.B$18]*[.B$20]/([.B$19]-[.B$20]))" office:value-type="float" office:value="0.0223796638096333" calcext:value-type="float">
            <text:p/>
          </table:table-cell>
          <table:table-cell table:formula="of:=[.A68]*[.B68]" office:value-type="float" office:value="0.0917566216194966" calcext:value-type="float">
            <text:p/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[.B$19]*(1-[.B$22]/[.B$23]*EXP([.A69]-[.B$17])/[.B$18]*[.B$20]/([.B$19]-[.B$20]))" office:value-type="float" office:value="0.0205265168756909" calcext:value-type="float">
            <text:p/>
          </table:table-cell>
          <table:table-cell table:formula="of:=[.A69]*[.B69]" office:value-type="float" office:value="0.0862113708779018" calcext:value-type="float">
            <text:p/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[.B$19]*(1-[.B$22]/[.B$23]*EXP([.A70]-[.B$17])/[.B$18]*[.B$20]/([.B$19]-[.B$20]))" office:value-type="float" office:value="0.0184784727773767" calcext:value-type="float">
            <text:p/>
          </table:table-cell>
          <table:table-cell table:formula="of:=[.A70]*[.B70]" office:value-type="float" office:value="0.0794574329427197" calcext:value-type="float">
            <text:p/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[.B$19]*(1-[.B$22]/[.B$23]*EXP([.A71]-[.B$17])/[.B$18]*[.B$20]/([.B$19]-[.B$20]))" office:value-type="float" office:value="0.0162150340009834" calcext:value-type="float">
            <text:p/>
          </table:table-cell>
          <table:table-cell table:formula="of:=[.A71]*[.B71]" office:value-type="float" office:value="0.0713461496043268" calcext:value-type="float">
            <text:p/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B$19]*(1-[.B$22]/[.B$23]*EXP([.A72]-[.B$17])/[.B$18]*[.B$20]/([.B$19]-[.B$20]))" office:value-type="float" office:value="0.0137135472904687" calcext:value-type="float">
            <text:p/>
          </table:table-cell>
          <table:table-cell table:formula="of:=[.A72]*[.B72]" office:value-type="float" office:value="0.0617109628071091" calcext:value-type="float">
            <text:p/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[.B$19]*(1-[.B$22]/[.B$23]*EXP([.A73]-[.B$17])/[.B$18]*[.B$20]/([.B$19]-[.B$20]))" office:value-type="float" office:value="0.0109489769260552" calcext:value-type="float">
            <text:p/>
          </table:table-cell>
          <table:table-cell table:formula="of:=[.A73]*[.B73]" office:value-type="float" office:value="0.0503652938598539" calcext:value-type="float">
            <text:p/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[.B$19]*(1-[.B$22]/[.B$23]*EXP([.A74]-[.B$17])/[.B$18]*[.B$20]/([.B$19]-[.B$20]))" office:value-type="float" office:value="0.0078936541583316" calcext:value-type="float">
            <text:p/>
          </table:table-cell>
          <table:table-cell table:formula="of:=[.A74]*[.B74]" office:value-type="float" office:value="0.0371001745441585" calcext:value-type="float">
            <text:p/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[.B$19]*(1-[.B$22]/[.B$23]*EXP([.A75]-[.B$17])/[.B$18]*[.B$20]/([.B$19]-[.B$20]))" office:value-type="float" office:value="0.00451700029010909" calcext:value-type="float">
            <text:p/>
          </table:table-cell>
          <table:table-cell table:formula="of:=[.A75]*[.B75]" office:value-type="float" office:value="0.0216816013925236" calcext:value-type="float">
            <text:p/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[.B$19]*(1-[.B$22]/[.B$23]*EXP([.A76]-[.B$17])/[.B$18]*[.B$20]/([.B$19]-[.B$20]))" office:value-type="float" office:value="0.000785220634541894" calcext:value-type="float">
            <text:p/>
          </table:table-cell>
          <table:table-cell table:formula="of:=[.A76]*[.B76]" office:value-type="float" office:value="0.00384758110925528" calcext:value-type="float"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9]*(1-[.B$22]/[.B$23]*EXP([.A77]-[.B$17])/[.B$18]*[.B$20]/([.B$19]-[.B$20]))" office:value-type="float" office:value="-0.00333903371345728" calcext:value-type="float">
            <text:p/>
          </table:table-cell>
          <table:table-cell table:formula="of:=[.A77]*[.B77]" office:value-type="float" office:value="-0.0166951685672864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23:01:01.659006467</meta:creation-date>
    <dc:date>2014-05-05T23:35:24.343051187</dc:date>
    <meta:editing-duration>PT3M44S</meta:editing-duration>
    <meta:editing-cycles>1</meta:editing-cycles>
    <meta:document-statistic meta:table-count="1" meta:cell-count="199" meta:object-count="1"/>
    <meta:generator>LibreOffice/4.2.1.1$Linux_x86 LibreOffice_project/42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13.707cm" xlink:href=".." xlink:type="simple" chart:class="chart:scatter" chart:style-name="ch1">
        <chart:legend chart:legend-position="end" svg:x="14.991cm" svg:y="6.305cm" style:legend-expansion="high" chart:style-name="ch2"/>
        <chart:plot-area chart:style-name="ch3" table:cell-range-address="Feuille1.A27:Feuille1.C77" chart:data-source-has-labels="row" svg:x="0.769cm" svg:y="1.231cm" svg:width="13.584cm" svg:height="11.782cm">
          <chartooo:coordinate-region svg:x="1.787cm" svg:y="1.43cm" svg:width="12.472cm" svg:height="11.3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8:Feuille1.B77" chart:label-cell-address="Feuille1.B27:Feuille1.B27" chart:class="chart:scatter">
            <chart:domain table:cell-range-address="Feuille1.A28:Feuille1.A77"/>
            <chart:data-point chart:repeated="50"/>
          </chart:series>
          <chart:series chart:style-name="ch7" chart:values-cell-range-address="Feuille1.C28:Feuille1.C77" chart:label-cell-address="Feuille1.C27:Feuille1.C27" chart:class="chart:scatter"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I</text:p>
                <draw:g>
                  <svg:desc>Feuille1.B27:Feuille1.B27</svg:desc>
                </draw:g>
              </table:table-cell>
              <table:table-cell office:value-type="string">
                <text:p>P</text:p>
                <draw:g>
                  <svg:desc>Feuille1.C27:Feuille1.C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A28:Feuille1.A77</svg:desc>
                </draw:g>
              </table:table-cell>
              <table:table-cell office:value-type="float" office:value="0.0396772722852391">
                <text:p>0.0396772722852391</text:p>
                <draw:g>
                  <svg:desc>Feuille1.B28:Feuille1.B77</svg:desc>
                </draw:g>
              </table:table-cell>
              <table:table-cell office:value-type="float" office:value="0.00396772722852391">
                <text:p>0.00396772722852391</text:p>
                <draw:g>
                  <svg:desc>Feuille1.C28:Feuille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396433307151893">
                <text:p>0.0396433307151893</text:p>
              </table:table-cell>
              <table:table-cell office:value-type="float" office:value="0.00792866614303786">
                <text:p>0.00792866614303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396058194790564">
                <text:p>0.0396058194790564</text:p>
              </table:table-cell>
              <table:table-cell office:value-type="float" office:value="0.0118817458437169">
                <text:p>0.0118817458437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395643631517812">
                <text:p>0.0395643631517812</text:p>
              </table:table-cell>
              <table:table-cell office:value-type="float" office:value="0.0158257452607125">
                <text:p>0.0158257452607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395185468245064">
                <text:p>0.0395185468245064</text:p>
              </table:table-cell>
              <table:table-cell office:value-type="float" office:value="0.0197592734122532">
                <text:p>0.0197592734122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394679119520293">
                <text:p>0.0394679119520293</text:p>
              </table:table-cell>
              <table:table-cell office:value-type="float" office:value="0.0236807471712176">
                <text:p>0.0236807471712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394119517635272">
                <text:p>0.0394119517635272</text:p>
              </table:table-cell>
              <table:table-cell office:value-type="float" office:value="0.027588366234469">
                <text:p>0.027588366234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393501061906246">
                <text:p>0.0393501061906246</text:p>
              </table:table-cell>
              <table:table-cell office:value-type="float" office:value="0.0314800849524997">
                <text:p>0.0314800849524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392817562620409">
                <text:p>0.0392817562620409</text:p>
              </table:table-cell>
              <table:table-cell office:value-type="float" office:value="0.0353535806358368">
                <text:p>0.0353535806358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392062179087176">
                <text:p>0.0392062179087176</text:p>
              </table:table-cell>
              <table:table-cell office:value-type="float" office:value="0.0392062179087176">
                <text:p>0.0392062179087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0391227351174255">
                <text:p>0.0391227351174255</text:p>
              </table:table-cell>
              <table:table-cell office:value-type="float" office:value="0.043035008629168">
                <text:p>0.0430350086291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0.0390304723643296">
                <text:p>0.0390304723643296</text:p>
              </table:table-cell>
              <table:table-cell office:value-type="float" office:value="0.0468365668371955">
                <text:p>0.0468365668371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0.0389285062527864">
                <text:p>0.0389285062527864</text:p>
              </table:table-cell>
              <table:table-cell office:value-type="float" office:value="0.0506070581286223">
                <text:p>0.0506070581286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0.0388158162716796">
                <text:p>0.0388158162716796</text:p>
              </table:table-cell>
              <table:table-cell office:value-type="float" office:value="0.0543421427803515">
                <text:p>0.0543421427803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0.0386912745818019">
                <text:p>0.0386912745818019</text:p>
              </table:table-cell>
              <table:table-cell office:value-type="float" office:value="0.0580369118727029">
                <text:p>0.0580369118727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0.0385536347280611">
                <text:p>0.0385536347280611</text:p>
              </table:table-cell>
              <table:table-cell office:value-type="float" office:value="0.0616858155648978">
                <text:p>0.06168581556489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0.0384015191645386">
                <text:p>0.0384015191645386</text:p>
              </table:table-cell>
              <table:table-cell office:value-type="float" office:value="0.0652825825797156">
                <text:p>0.0652825825797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0.0382334054675468">
                <text:p>0.0382334054675468</text:p>
              </table:table-cell>
              <table:table-cell office:value-type="float" office:value="0.0688201298415842">
                <text:p>0.0688201298415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0.0380476110987012">
                <text:p>0.0380476110987012</text:p>
              </table:table-cell>
              <table:table-cell office:value-type="float" office:value="0.0722904610875324">
                <text:p>0.0722904610875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.0378422765655109">
                <text:p>0.0378422765655109</text:p>
              </table:table-cell>
              <table:table-cell office:value-type="float" office:value="0.0756845531310219">
                <text:p>0.0756845531310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0.0376153468109524">
                <text:p>0.0376153468109524</text:p>
              </table:table-cell>
              <table:table-cell office:value-type="float" office:value="0.078992228303">
                <text:p>0.078992228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0.0373645506457682">
                <text:p>0.0373645506457682</text:p>
              </table:table-cell>
              <table:table-cell office:value-type="float" office:value="0.0822020114206901">
                <text:p>0.0822020114206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0.0370873780176418">
                <text:p>0.0370873780176418</text:p>
              </table:table-cell>
              <table:table-cell office:value-type="float" office:value="0.0853009694405761">
                <text:p>0.0853009694405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0.0367810548897499">
                <text:p>0.0367810548897499</text:p>
              </table:table-cell>
              <table:table-cell office:value-type="float" office:value="0.0882745317353997">
                <text:p>0.0882745317353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0.0364425154772698">
                <text:p>0.0364425154772698</text:p>
              </table:table-cell>
              <table:table-cell office:value-type="float" office:value="0.0911062886931744">
                <text:p>0.09110628869317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0.0360683715639743">
                <text:p>0.0360683715639743</text:p>
              </table:table-cell>
              <table:table-cell office:value-type="float" office:value="0.0937777660663332">
                <text:p>0.0937777660663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0.0356548785918252">
                <text:p>0.0356548785918252</text:p>
              </table:table-cell>
              <table:table-cell office:value-type="float" office:value="0.0962681721979279">
                <text:p>0.09626817219792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0.0351978981841773">
                <text:p>0.0351978981841773</text:p>
              </table:table-cell>
              <table:table-cell office:value-type="float" office:value="0.0985541149156963">
                <text:p>0.0985541149156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0.0346928567275145">
                <text:p>0.0346928567275145</text:p>
              </table:table-cell>
              <table:table-cell office:value-type="float" office:value="0.100609284509792">
                <text:p>0.100609284509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0.0341346995971882">
                <text:p>0.0341346995971882</text:p>
              </table:table-cell>
              <table:table-cell office:value-type="float" office:value="0.102404098791564">
                <text:p>0.102404098791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0.033517840569035">
                <text:p>0.033517840569035</text:p>
              </table:table-cell>
              <table:table-cell office:value-type="float" office:value="0.103905305764008">
                <text:p>0.103905305764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0.0328361059105677">
                <text:p>0.0328361059105677</text:p>
              </table:table-cell>
              <table:table-cell office:value-type="float" office:value="0.105075538913817">
                <text:p>0.105075538913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0.0320826725921853">
                <text:p>0.0320826725921853</text:p>
              </table:table-cell>
              <table:table-cell office:value-type="float" office:value="0.105872819554212">
                <text:p>0.105872819554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0.03125">
                <text:p>0.03125</text:p>
              </table:table-cell>
              <table:table-cell office:value-type="float" office:value="0.10625">
                <text:p>0.10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0.0303297544668381">
                <text:p>0.0303297544668381</text:p>
              </table:table-cell>
              <table:table-cell office:value-type="float" office:value="0.106154140633933">
                <text:p>0.1061541406339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">
                <text:p>3.6</text:p>
              </table:table-cell>
              <table:table-cell office:value-type="float" office:value="0.0293127258660985">
                <text:p>0.0293127258660985</text:p>
              </table:table-cell>
              <table:table-cell office:value-type="float" office:value="0.105525813117955">
                <text:p>0.1055258131179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">
                <text:p>3.7</text:p>
              </table:table-cell>
              <table:table-cell office:value-type="float" office:value="0.02818873543371">
                <text:p>0.02818873543371</text:p>
              </table:table-cell>
              <table:table-cell office:value-type="float" office:value="0.104298321104727">
                <text:p>0.104298321104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">
                <text:p>3.8</text:p>
              </table:table-cell>
              <table:table-cell office:value-type="float" office:value="0.0269465338956389">
                <text:p>0.0269465338956389</text:p>
              </table:table-cell>
              <table:table-cell office:value-type="float" office:value="0.102396828803428">
                <text:p>0.1023968288034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">
                <text:p>3.9</text:p>
              </table:table-cell>
              <table:table-cell office:value-type="float" office:value="0.0255736888813739">
                <text:p>0.0255736888813739</text:p>
              </table:table-cell>
              <table:table-cell office:value-type="float" office:value="0.0997373866373581">
                <text:p>0.09973738663735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0.024056460496583">
                <text:p>0.024056460496583</text:p>
              </table:table-cell>
              <table:table-cell office:value-type="float" office:value="0.0962258419863322">
                <text:p>0.0962258419863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">
                <text:p>4.1</text:p>
              </table:table-cell>
              <table:table-cell office:value-type="float" office:value="0.0223796638096333">
                <text:p>0.0223796638096333</text:p>
              </table:table-cell>
              <table:table-cell office:value-type="float" office:value="0.0917566216194966">
                <text:p>0.0917566216194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">
                <text:p>4.2</text:p>
              </table:table-cell>
              <table:table-cell office:value-type="float" office:value="0.0205265168756909">
                <text:p>0.0205265168756909</text:p>
              </table:table-cell>
              <table:table-cell office:value-type="float" office:value="0.0862113708779018">
                <text:p>0.0862113708779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">
                <text:p>4.3</text:p>
              </table:table-cell>
              <table:table-cell office:value-type="float" office:value="0.0184784727773767">
                <text:p>0.0184784727773767</text:p>
              </table:table-cell>
              <table:table-cell office:value-type="float" office:value="0.0794574329427197">
                <text:p>0.079457432942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">
                <text:p>4.4</text:p>
              </table:table-cell>
              <table:table-cell office:value-type="float" office:value="0.0162150340009834">
                <text:p>0.0162150340009834</text:p>
              </table:table-cell>
              <table:table-cell office:value-type="float" office:value="0.0713461496043268">
                <text:p>0.0713461496043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0137135472904687">
                <text:p>0.0137135472904687</text:p>
              </table:table-cell>
              <table:table-cell office:value-type="float" office:value="0.0617109628071091">
                <text:p>0.0617109628071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">
                <text:p>4.6</text:p>
              </table:table-cell>
              <table:table-cell office:value-type="float" office:value="0.0109489769260552">
                <text:p>0.0109489769260552</text:p>
              </table:table-cell>
              <table:table-cell office:value-type="float" office:value="0.0503652938598539">
                <text:p>0.0503652938598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0.0078936541583316">
                <text:p>0.0078936541583316</text:p>
              </table:table-cell>
              <table:table-cell office:value-type="float" office:value="0.0371001745441585">
                <text:p>0.03710017454415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0.00451700029010909">
                <text:p>0.00451700029010909</text:p>
              </table:table-cell>
              <table:table-cell office:value-type="float" office:value="0.0216816013925236">
                <text:p>0.02168160139252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">
                <text:p>4.9</text:p>
              </table:table-cell>
              <table:table-cell office:value-type="float" office:value="0.000785220634541894">
                <text:p>0.000785220634541894</text:p>
              </table:table-cell>
              <table:table-cell office:value-type="float" office:value="0.00384758110925528">
                <text:p>0.003847581109255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-0.00333903371345728">
                <text:p>-0.00333903371345728</text:p>
              </table:table-cell>
              <table:table-cell office:value-type="float" office:value="-0.0166951685672864">
                <text:p>-0.0166951685672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Linux_x86 LibreOffice_project/4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